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Text_20_body">
      <style:paragraph-properties fo:margin-left="0cm" fo:margin-right="0.3cm" fo:text-indent="0cm" style:auto-text-indent="fals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Standard">
      <style:paragraph-properties fo:margin-left="1.296cm" fo:margin-right="0cm" fo:text-indent="0cm" style:auto-text-indent="false"/>
    </style:style>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0</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text:p>
      <text:p text:style-name="P20"/>
      <text:p text:style-name="P20">Revisione:<text:tab/></text:p>
      <text:p text:style-name="P18"><text:tab/><text:tab/><text:tab/></text:p>
      <text:p text:style-name="P20"/>
      <text:p text:style-name="P20">Approvazione:</text:p>
      <text:p text:style-name="P22"><text:tab/><text:tab/><text:tab/></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7">2.0</text:p>
          </table:table-cell>
          <table:table-cell table:style-name="Tabella2.B1" office:value-type="string">
            <text:p text:style-name="P27">26/01/2008</text:p>
          </table:table-cell>
          <table:table-cell table:style-name="Tabella2.A1" office:value-type="string">
            <text:p text:style-name="P10">Sistemazione hyperlink ed errori grazie</text:p>
          </table:table-cell>
        </table:table-row>
        <table:table-row>
          <table:table-cell table:style-name="Tabella2.A3" office:value-type="string">
            <text:p text:style-name="P27">1.3</text:p>
          </table:table-cell>
          <table:table-cell table:style-name="Tabella2.B3" office:value-type="string">
            <text:p text:style-name="P27">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7">1.2</text:p>
          </table:table-cell>
          <table:table-cell table:style-name="Tabella2.B3" office:value-type="string">
            <text:p text:style-name="P27">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7">1.1</text:p>
          </table:table-cell>
          <table:table-cell table:style-name="Tabella2.B3" office:value-type="string">
            <text:p text:style-name="P27">15/01/2008</text:p>
          </table:table-cell>
          <table:table-cell table:style-name="Tabella2.A3" office:value-type="string">
            <text:p text:style-name="P10">Aggiunto repository SVN</text:p>
          </table:table-cell>
        </table:table-row>
        <table:table-row>
          <table:table-cell table:style-name="Tabella2.A3" office:value-type="string">
            <text:p text:style-name="P27">1.0</text:p>
          </table:table-cell>
          <table:table-cell table:style-name="Tabella2.B3" office:value-type="string">
            <text:p text:style-name="P27">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4">0.2</text:p>
          </table:table-cell>
          <table:table-cell table:style-name="Tabella2.B3" office:value-type="string">
            <text:p text:style-name="P24">04/12/2007</text:p>
          </table:table-cell>
          <table:table-cell table:style-name="Tabella2.C7"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2"><text:a xlink:type="simple" xlink:href="#1.Comunicazioni|outline" text:style-name="Page_20_Number" text:visited-style-name="Page_20_Number">1 <text:s text:c="2"/>Comunicazioni<text:tab/>3</text:a></text:p>
          <text:p text:style-name="P33"><text:a xlink:type="simple" xlink:href="#1.1.Comunicazioni interne|outline" text:style-name="Page_20_Number" text:visited-style-name="Page_20_Number">1.1 <text:s text:c="2"/>Comunicazioni interne<text:tab/>3</text:a></text:p>
          <text:p text:style-name="P33"><text:a xlink:type="simple" xlink:href="#1.2.Comunicazioni esterne|outline" text:style-name="Page_20_Number" text:visited-style-name="Page_20_Number">1.2 <text:s text:c="2"/>Comunicazioni esterne<text:tab/>3</text:a></text:p>
          <text:p text:style-name="P32"><text:a xlink:type="simple" xlink:href="#2.Convocazioni ed incontri|outline" text:style-name="Page_20_Number" text:visited-style-name="Page_20_Number">2 <text:s text:c="2"/>Convocazioni ed incontri<text:tab/>3</text:a></text:p>
          <text:p text:style-name="P32"><text:a xlink:type="simple" xlink:href="#3.Gestione dei documenti ufficiali|outline" text:style-name="Page_20_Number" text:visited-style-name="Page_20_Number">3 <text:s text:c="2"/>Gestione dei documenti ufficiali<text:tab/>3</text:a></text:p>
          <text:p text:style-name="P33"><text:a xlink:type="simple" xlink:href="#3.1.Nominazione dei documenti|outline" text:style-name="Page_20_Number" text:visited-style-name="Page_20_Number">3.1 <text:s text:c="2"/>Nominazione dei documenti<text:tab/>3</text:a></text:p>
          <text:p text:style-name="P33"><text:a xlink:type="simple" xlink:href="#3.2.Gestione documenti interni|outline" text:style-name="Page_20_Number" text:visited-style-name="Page_20_Number">3.2 <text:s text:c="2"/>Gestione documenti interni<text:tab/>4</text:a></text:p>
          <text:p text:style-name="P33"><text:a xlink:type="simple" xlink:href="#3.3.Gestione documenti esterni|outline" text:style-name="Page_20_Number" text:visited-style-name="Page_20_Number">3.3 <text:s text:c="2"/>Gestione documenti esterni<text:tab/>4</text:a></text:p>
          <text:p text:style-name="P33"><text:a xlink:type="simple" xlink:href="#3.4.Template dei documenti|outline" text:style-name="Page_20_Number" text:visited-style-name="Page_20_Number">3.4 <text:s text:c="2"/>Template dei documenti<text:tab/>4</text:a></text:p>
          <text:p text:style-name="P33"><text:a xlink:type="simple" xlink:href="#3.5.Approvazione documenti|outline" text:style-name="Page_20_Number" text:visited-style-name="Page_20_Number">3.5 <text:s text:c="2"/>Approvazione documenti<text:tab/>4</text:a></text:p>
          <text:p text:style-name="P33"><text:a xlink:type="simple" xlink:href="#3.6.Distribuzione documenti|outline" text:style-name="Page_20_Number" text:visited-style-name="Page_20_Number">3.6 <text:s text:c="2"/>Distribuzione documenti<text:tab/>5</text:a></text:p>
          <text:p text:style-name="P32"><text:a xlink:type="simple" xlink:href="#4.Versionamento|outline" text:style-name="Page_20_Number" text:visited-style-name="Page_20_Number">4 <text:s text:c="2"/>Versionamento<text:tab/>5</text:a></text:p>
          <text:p text:style-name="P33"><text:a xlink:type="simple" xlink:href="#4.1.Connessione al repository|outline" text:style-name="Page_20_Number" text:visited-style-name="Page_20_Number">4.1 <text:s text:c="2"/>Connessione al repository<text:tab/>5</text:a></text:p>
          <text:p text:style-name="P33"><text:a xlink:type="simple" xlink:href="#4.2.Utilizzo del repository|outline" text:style-name="Page_20_Number" text:visited-style-name="Page_20_Number">4.2 <text:s text:c="2"/>Utilizzo del repository<text:tab/>5</text:a></text:p>
          <text:p text:style-name="P32"><text:a xlink:type="simple" xlink:href="#5.Strumenti e ambienti di sviluppo|outline" text:style-name="Page_20_Number" text:visited-style-name="Page_20_Number">5 <text:s text:c="2"/>Strumenti e ambienti di sviluppo<text:tab/>5</text:a></text:p>
          <text:p text:style-name="P32"><text:a xlink:type="simple" xlink:href="#6.Segnalazioni interne|outline" text:style-name="Page_20_Number" text:visited-style-name="Page_20_Number">6 <text:s text:c="2"/>Segnalazioni interne<text:tab/>6</text:a></text:p>
          <text:p text:style-name="P32"><text:a xlink:type="simple" xlink:href="#7.Norme di progettazione e codifica|outline" text:style-name="Page_20_Number" text:visited-style-name="Page_20_Number">7 <text:s text:c="2"/>Norme di progettazione e codifica<text:tab/>6</text:a></text:p>
          <text:p text:style-name="P33"><text:a xlink:type="simple" xlink:href="#7.1.Introduzione|outline" text:style-name="Page_20_Number" text:visited-style-name="Page_20_Number">7.1 <text:s text:c="2"/>Introduzione<text:tab/>6</text:a></text:p>
          <text:p text:style-name="P33"><text:a xlink:type="simple" xlink:href="#7.2.Nomenclatura e stile di codifica|outline" text:style-name="Page_20_Number" text:visited-style-name="Page_20_Number">7.2 <text:s text:c="2"/>Nomenclatura e stile di codifica<text:tab/>6</text:a></text:p>
          <text:p text:style-name="P33"><text:a xlink:type="simple" xlink:href="#7.3.Progettazione|outline" text:style-name="Page_20_Number" text:visited-style-name="Page_20_Number">7.3 <text:s text:c="2"/>Progettazione<text:tab/>7</text:a></text:p>
          <text:p text:style-name="P33"><text:a xlink:type="simple" xlink:href="#7.4.Diagrammi delle classi|outline" text:style-name="Page_20_Number" text:visited-style-name="Page_20_Number">7.4 <text:s text:c="2"/>Diagrammi delle classi<text:tab/>7</text:a></text:p>
          <text:p text:style-name="P33"><text:a xlink:type="simple" xlink:href="#7.5.Codifica|outline" text:style-name="Page_20_Number" text:visited-style-name="Page_20_Number">7.5 <text:s text:c="2"/>Codifica<text:tab/>7</text:a></text:p>
          <text:p text:style-name="P34"><text:a xlink:type="simple" xlink:href="#7.5.1.Intestazione dei file|outline" text:style-name="Page_20_Number" text:visited-style-name="Page_20_Number">7.5.1 <text:s text:c="2"/>Intestazione dei file<text:tab/>7</text:a></text:p>
          <text:p text:style-name="P34"><text:a xlink:type="simple" xlink:href="#7.5.2.Documentazione del codice|outline" text:style-name="Page_20_Number" text:visited-style-name="Page_20_Number">7.5.2 <text:s text:c="2"/>Documentazione del codice<text:tab/>7</text:a></text:p>
          <text:p text:style-name="P34"><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6">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parole che lo compongono con “_”. Una volta approvati, i documenti dovranno essere <text:soft-page-break/>convertiti in formato pdf.</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1">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generati con gli strumenti incorporati in NetBeans 6. Ogni programma utilizzato dal Team sarà dotato, generalmente, di licenza GPL. In ogni caso verranno usati software non a pagamento per non incidere ulteriormente sul costo del prodotto.</text:p>
      <text:p text:style-name="Text_20_body">Per la verifica e la validazione del software, veranno utilizzati dei plugin per NetBeans6, che permettono una maggiore integrazione con l'ambiente di sviluppo utilizzato dal Team; questa maggiore integrazione permette di ottenere risultati più immediati con un margine d'errore minore. I plugin che saranno utilizzati sono:</text:p>
      <text:list text:style-name="L1">
        <text:list-item>
          <text:p text:style-name="P36">SQE (Software Quality Environment)</text:p>
        </text:list-item>
        <text:list-item>
          <text:p text:style-name="P36">JUnit</text:p>
        </text:list-item>
        <text:list-item>
          <text:p text:style-name="P36">Code Coverage Plugin</text:p>
        </text:list-item>
      </text:list>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text:soft-page-break/>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ogni programmatore dovrà eseguire la codifica nel rispetto delle JCC (Code Conventions for the Java Programming Language). Tali norme sono reperibili al sito <text:a xlink:type="simple" xlink:href="http://java.sun.com/docs/codeconv">http://java.sun.com/docs/codeconv</text:a> in vari formati. Per completezza viene inoltre segnalato il link ( <text:a xlink:type="simple" xlink:href="http://www.bigatti.it/download/JavaManualeDiStile.pdf">http://www.bigatti.it/download/JavaManualeDiStile.pdf</text:a> ) che chiarifica e integra le norme JCC. Essendo entrambi i documenti basati sulle JCC non potranno sorgere conflitti; per questo motivo il programmatore potrà attingere ad entrambi i documenti.</text:p>
      <text:h text:style-name="Heading_20_2" text:outline-level="2">Progettazione</text:h>
      <text:p text:style-name="Text_20_body">La progettazione dovrà prevedere l'utilizzo di almeno tre <text:span text:style-name="T5">design pattern </text:span><text:span text:style-name="T7">i quali dovranno essere specificati nella Specifica Tecnica</text:span><text:span text:style-name="T5">.</text:span></text:p>
      <text:h text:style-name="Heading_20_2" text:outline-level="2">Diagrammi delle classi</text:h>
      <text:p text:style-name="Text_20_body">La progettazione mediante diagrammi delle classi dovrà essere conforme al linguaggio UML2. L'ambiente di sviluppo da utilizzare sarà NetBeans 6 che permette un'ottima integrazione tra Java e UML.</text:p>
      <text:h text:style-name="Heading_20_2" text:outline-level="2">Codifica</text:h>
      <text:h text:style-name="Heading_20_3" text:outline-level="3">Intestazione dei file</text:h>
      <text:p text:style-name="Text_20_body">Ogni file dovrà essere dotato di un'intestazione seguendo l'esempio riportato in seguito:</text:p>
      <text:p text:style-name="P35"><text:s/>/* Azienda: Stylosoft</text:p>
      <text:p text:style-name="P35"><text:s/>* Nome file: NomeClasse.java</text:p>
      <text:p text:style-name="P35"><text:s/>* Package: nomePackage</text:p>
      <text:p text:style-name="P35"><text:soft-page-break/><text:s/>* Autore: Nome Cognome</text:p>
      <text:p text:style-name="P35"><text:s/>* Data: dd/mm/yyyy</text:p>
      <text:p text:style-name="P35"><text:s/>* Versione: x.y</text:p>
      <text:p text:style-name="P35"><text:s/>* Licenza: open-source</text:p>
      <text:p text:style-name="P35"><text:s/>* Registro delle modifiche:</text:p>
      <text:p text:style-name="P35"><text:s/>* <text:s/>- v.x.y (dd/mm/yyyy): Descrizione modifica</text:p>
      <text:p text:style-name="P35"><text:s/>*/</text:p>
      <text:h text:style-name="Heading_20_3" text:outline-level="3">Documentazione del codice</text:h>
      <text:p text:style-name="P31">Per una più semplice verifica e manutenzione del codice, si dovrà dotare ogni file della relativa documentazione JavaDoc. Tale documentazione dovrà essere in italiano. 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quattro l'ampiezza delle tabulazioni. Di default NetBeans utilizza una giusta misura di id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6</text:page-number> di <text:page-count>8</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6T17:10:07</dc:date>
    <meta:print-date>2005-11-30T16:25:56</meta:print-date>
    <meta:editing-cycles>359</meta:editing-cycles>
    <meta:editing-duration>P1DT18H18M13S</meta:editing-duration>
    <meta:user-defined meta:name="Info 1"/>
    <meta:user-defined meta:name="Info 2"/>
    <meta:user-defined meta:name="Info 3"/>
    <meta:user-defined meta:name="Info 4"/>
    <meta:document-statistic meta:table-count="4" meta:image-count="1" meta:object-count="0" meta:page-count="8" meta:paragraph-count="137" meta:word-count="1751" meta:character-count="12318"/>
  </office:meta>
</office:document-meta>
</file>